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adornments="Norma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</office:font-face-decls>
  <office:automatic-styles>
    <style:style style:name="Tablo1" style:family="table">
      <style:table-properties style:width="16.999cm" table:align="margins"/>
    </style:style>
    <style:style style:name="Tablo1.A" style:family="table-column">
      <style:table-column-properties style:column-width="8.498cm" style:rel-column-width="32767*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B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.7" style:family="table-row">
      <style:table-row-properties style:min-row-height="0.829cm"/>
    </style:style>
    <style:style style:name="Tablo2" style:family="table">
      <style:table-properties style:width="16.999cm" table:align="margins"/>
    </style:style>
    <style:style style:name="Tablo2.A" style:family="table-column">
      <style:table-column-properties style:column-width="8.498cm" style:rel-column-width="32767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B1" style:family="table-cell">
      <style:table-cell-properties fo:padding="0.097cm" fo:border="0.002cm solid #000000"/>
    </style:style>
    <style:style style:name="Tablo2.A2" style:family="table-cell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4" style:family="table">
      <style:table-properties style:width="16.999cm" table:align="margins"/>
    </style:style>
    <style:style style:name="Tablo4.A" style:family="table-column">
      <style:table-column-properties style:column-width="8.498cm" style:rel-column-width="32767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B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6" style:family="table">
      <style:table-properties style:width="16.999cm" table:align="margins"/>
    </style:style>
    <style:style style:name="Tablo6.A" style:family="table-column">
      <style:table-column-properties style:column-width="8.498cm" style:rel-column-width="32767*"/>
    </style:style>
    <style:style style:name="Tabl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6.B1" style:family="table-cell">
      <style:table-cell-properties fo:padding="0.097cm" fo:border="0.002cm solid #000000"/>
    </style:style>
    <style:style style:name="Tablo6.A2" style:family="table-cell">
      <style:table-cell-properties fo:padding="0.097cm" fo:border-left="0.002cm solid #000000" fo:border-right="none" fo:border-top="none" fo:border-bottom="0.002cm solid #000000"/>
    </style:style>
    <style:style style:name="Tablo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7" style:family="table">
      <style:table-properties style:width="16.999cm" table:align="margins"/>
    </style:style>
    <style:style style:name="Tablo7.A" style:family="table-column">
      <style:table-column-properties style:column-width="8.498cm" style:rel-column-width="32767*"/>
    </style:style>
    <style:style style:name="Tabl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7.B1" style:family="table-cell">
      <style:table-cell-properties fo:padding="0.097cm" fo:border="0.002cm solid #000000"/>
    </style:style>
    <style:style style:name="Tablo7.A2" style:family="table-cell">
      <style:table-cell-properties fo:padding="0.097cm" fo:border-left="0.002cm solid #000000" fo:border-right="none" fo:border-top="none" fo:border-bottom="0.002cm solid #000000"/>
    </style:style>
    <style:style style:name="Tablo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list-style-name="L1"/>
    <style:style style:name="P2" style:family="paragraph" style:parent-style-name="Heading_20_2" style:list-style-name="L2"/>
    <style:style style:name="P3" style:family="paragraph" style:parent-style-name="Table_20_Heading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Heading_20_2" style:list-style-name="L3"/>
    <style:style style:name="P7" style:family="paragraph" style:parent-style-name="Heading_20_2" style:list-style-name="L4"/>
    <style:style style:name="P8" style:family="paragraph" style:parent-style-name="Heading_20_2" style:list-style-name="L5"/>
    <style:style style:name="P9" style:family="paragraph" style:parent-style-name="Heading_20_2" style:list-style-name="L6"/>
    <style:style style:name="T1" style:family="text">
      <style:text-properties fo:font-style="italic"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3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4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5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6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EK A: Windows ve Linux program karşılıkları</text:span><text:span text:style-name="T2"> </text:span><text:s/></text:h>
      <text:p text:style-name="Standard">Bu bölümde Microsoft Windows işletim sisteminde kullanılan popüler bazı programların Pardus Linux karşılıklarını bulabileceksiniz. Linux programlarının PISI paketlerini Pardus CD'nizde bulabilirsiniz.</text:p>
      <text:p text:style-name="Standard"/>
      <text:p text:style-name="Standard"/>
      <text:h text:style-name="P2" text:outline-level="1">Çoklu Ortam Programları</text:h>
      <text:p text:style-name="Standard"/>
      <table:table table:name="Tablo1" table:style-name="Tablo1">
        <table:table-column table:style-name="Tablo1.A" table:number-columns-repeated="2"/>
        <table:table-header-rows>
          <table:table-row>
            <table:table-cell table:style-name="Tablo1.A1" office:value-type="string">
              <text:p text:style-name="P3">Windows Uygulaması</text:p>
            </table:table-cell>
            <table:table-cell table:style-name="Tablo1.B1" office:value-type="string">
              <text:p text:style-name="P4">Linux Karşılığı</text:p>
            </table:table-cell>
          </table:table-row>
        </table:table-header-rows>
        <table:table-row>
          <table:table-cell table:style-name="Tablo1.A2" office:value-type="string">
            <text:p text:style-name="Table_20_Contents">Nero, Roxio, Easy CD Creator ...</text:p>
          </table:table-cell>
          <table:table-cell table:style-name="Tablo1.B2" office:value-type="string">
            <text:p text:style-name="Table_20_Contents">K3b</text:p>
          </table:table-cell>
        </table:table-row>
        <table:table-row>
          <table:table-cell table:style-name="Tablo1.A2" office:value-type="string">
            <text:p text:style-name="Table_20_Contents">CD Oynatıcı, Winamp, Windows Media Player ...</text:p>
          </table:table-cell>
          <table:table-cell table:style-name="Tablo1.B2" office:value-type="string">
            <text:p text:style-name="Table_20_Contents">KsCD</text:p>
          </table:table-cell>
        </table:table-row>
        <table:table-row>
          <table:table-cell table:style-name="Tablo1.A2" office:value-type="string">
            <text:p text:style-name="Table_20_Contents">Winamp, Windows Media Player, Real Jukebox ...</text:p>
          </table:table-cell>
          <table:table-cell table:style-name="Tablo1.B2" office:value-type="string">
            <text:p text:style-name="Table_20_Contents">XMMS, JuK</text:p>
          </table:table-cell>
        </table:table-row>
        <table:table-row>
          <table:table-cell table:style-name="Tablo1.A2" office:value-type="string">
            <text:p text:style-name="Table_20_Contents">Windows Media Player, VideoLAN, Real Player, ZoomPlayer, Xing ...</text:p>
          </table:table-cell>
          <table:table-cell table:style-name="Tablo1.B2" office:value-type="string">
            <text:p text:style-name="Table_20_Contents">Kaffeine, Mplayer</text:p>
          </table:table-cell>
        </table:table-row>
        <table:table-row>
          <table:table-cell table:style-name="Tablo1.A2" office:value-type="string">
            <text:p text:style-name="Table_20_Contents">Ses Düzenleyici, sndvol32</text:p>
          </table:table-cell>
          <table:table-cell table:style-name="Tablo1.B2" office:value-type="string">
            <text:p text:style-name="Table_20_Contents">KMix</text:p>
          </table:table-cell>
        </table:table-row>
        <table:table-row table:style-name="Tablo1.7">
          <table:table-cell table:style-name="Tablo1.A2" office:value-type="string">
            <text:p text:style-name="Table_20_Contents">AVerTV, PowerVCR 3.0, CinePlayer DVR ...</text:p>
          </table:table-cell>
          <table:table-cell table:style-name="Tablo1.B2" office:value-type="string">
            <text:p text:style-name="Table_20_Contents">XawTV</text:p>
          </table:table-cell>
        </table:table-row>
        <table:table-row table:style-name="Tablo1.7">
          <table:table-cell table:style-name="Tablo1.A2" office:value-type="string">
            <text:p text:style-name="P5">CDex, WinDac, MusicMatch, Streambox Ribber, VirtualCD, Audiograbber ...</text:p>
          </table:table-cell>
          <table:table-cell table:style-name="Tablo1.B2" office:value-type="string">
            <text:p text:style-name="P5">KAudioCreator</text:p>
          </table:table-cell>
        </table:table-row>
      </table:table>
      <text:p text:style-name="Standard"/>
      <text:p text:style-name="Standard"/>
      <text:h text:style-name="P6" text:outline-level="1">Ofis ve Düzenleyici Programlar</text:h>
      <text:p text:style-name="Standard"/>
      <table:table table:name="Tablo2" table:style-name="Tablo2">
        <table:table-column table:style-name="Tablo2.A" table:number-columns-repeated="2"/>
        <table:table-header-rows>
          <table:table-row>
            <table:table-cell table:style-name="Tablo2.A1" office:value-type="string">
              <text:p text:style-name="P3">Windows Uygulaması</text:p>
            </table:table-cell>
            <table:table-cell table:style-name="Tablo2.B1" office:value-type="string">
              <text:p text:style-name="P3">Linux Karşılığı</text:p>
            </table:table-cell>
          </table:table-row>
        </table:table-header-rows>
        <table:table-row>
          <table:table-cell table:style-name="Tablo2.A2" office:value-type="string">
            <text:p text:style-name="Table_20_Contents">Microsoft Office, StarOffice, 602Software ...</text:p>
          </table:table-cell>
          <table:table-cell table:style-name="Tablo2.B2" office:value-type="string">
            <text:p text:style-name="Table_20_Contents">OpenOffice</text:p>
          </table:table-cell>
        </table:table-row>
        <table:table-row>
          <table:table-cell table:style-name="Tablo2.A2" office:value-type="string">
            <text:p text:style-name="Table_20_Contents">Word, 602Text ...</text:p>
          </table:table-cell>
          <table:table-cell table:style-name="Tablo2.B2" office:value-type="string">
            <text:p text:style-name="Table_20_Contents">OpenOffice Writer, LyX</text:p>
          </table:table-cell>
        </table:table-row>
        <table:table-row>
          <table:table-cell table:style-name="Tablo2.A2" office:value-type="string">
            <text:p text:style-name="Table_20_Contents">Excel, 602Tab ...</text:p>
          </table:table-cell>
          <table:table-cell table:style-name="Tablo2.B2" office:value-type="string">
            <text:p text:style-name="Table_20_Contents">OpenOffice Calc, Kspeard</text:p>
          </table:table-cell>
        </table:table-row>
        <table:table-row>
          <table:table-cell table:style-name="Tablo2.A2" office:value-type="string">
            <text:p text:style-name="Table_20_Contents">MS PowerPoint, StarOffice Presentation ...</text:p>
          </table:table-cell>
          <table:table-cell table:style-name="Tablo2.B2" office:value-type="string">
            <text:p text:style-name="Table_20_Contents">OpenOffice Impress, Imposter</text:p>
          </table:table-cell>
        </table:table-row>
        <table:table-row>
          <table:table-cell table:style-name="Tablo2.A2" office:value-type="string">
            <text:p text:style-name="Table_20_Contents">MS Access, StarOffice Adabase ...</text:p>
          </table:table-cell>
          <table:table-cell table:style-name="Tablo2.B2" office:value-type="string">
            <text:p text:style-name="Table_20_Contents">OpenOffice (+MySQL)</text:p>
          </table:table-cell>
        </table:table-row>
        <table:table-row>
          <table:table-cell table:style-name="Tablo2.A2" office:value-type="string">
            <text:p text:style-name="Table_20_Contents">MS Money, Quicken, Moneydance ... </text:p>
          </table:table-cell>
          <table:table-cell table:style-name="Tablo2.B2" office:value-type="string">
            <text:p text:style-name="Table_20_Contents">KMyMoney2</text:p>
          </table:table-cell>
        </table:table-row>
        <table:table-row>
          <table:table-cell table:style-name="Tablo2.A2" office:value-type="string">
            <text:p text:style-name="Table_20_Contents">Adobe Acrobat</text:p>
          </table:table-cell>
          <table:table-cell table:style-name="Tablo2.B2" office:value-type="string">
            <text:p text:style-name="Table_20_Contents">KPDF, Adobe Acrobat</text:p>
          </table:table-cell>
        </table:table-row>
        <table:table-row>
          <table:table-cell table:style-name="Tablo2.A2" office:value-type="string">
            <text:p text:style-name="Table_20_Contents">Not Defteri, WordPad, TextPad ...</text:p>
          </table:table-cell>
          <table:table-cell table:style-name="Tablo2.B2" office:value-type="string">
            <text:p text:style-name="Table_20_Contents">KEdit, Kate, KWrite</text:p>
          </table:table-cell>
        </table:table-row>
      </table:table>
      <text:p text:style-name="Standard"/>
      <text:p text:style-name="Standard"/>
      <text:h text:style-name="P7" text:outline-level="1">Grafik Programları</text:h>
      <text:p text:style-name="Standard"/>
      <table:table table:name="Tablo4" table:style-name="Tablo4">
        <table:table-column table:style-name="Tablo4.A" table:number-columns-repeated="2"/>
        <table:table-header-rows>
          <table:table-row>
            <table:table-cell table:style-name="Tablo4.A1" office:value-type="string">
              <text:p text:style-name="P3">Windows Uygulamaları</text:p>
            </table:table-cell>
            <table:table-cell table:style-name="Tablo4.B1" office:value-type="string">
              <text:p text:style-name="P3">Linux Karşılıkları</text:p>
            </table:table-cell>
          </table:table-row>
        </table:table-header-rows>
        <table:table-row>
          <table:table-cell table:style-name="Tablo4.A2" office:value-type="string">
            <text:p text:style-name="Table_20_Contents">ACDSee, IrfanView ...</text:p>
          </table:table-cell>
          <table:table-cell table:style-name="Tablo4.B2" office:value-type="string">
            <text:p text:style-name="Table_20_Contents">Kuickshow, Kview, Ghostview</text:p>
          </table:table-cell>
        </table:table-row>
        <table:table-row>
          <table:table-cell table:style-name="Tablo4.A2" office:value-type="string">
            <text:p text:style-name="Table_20_Contents">Paint ...</text:p>
          </table:table-cell>
          <table:table-cell table:style-name="Tablo4.B2" office:value-type="string">
            <text:p text:style-name="Table_20_Contents">Kpaint. KolourPaint</text:p>
          </table:table-cell>
        </table:table-row>
        <table:table-row>
          <table:table-cell table:style-name="Tablo4.A2" office:value-type="string">
            <text:p text:style-name="Table_20_Contents">Adobe Photoshop, Paint Shop Pro, Corel PhotoPaint, Macromedia Fireworks ...</text:p>
          </table:table-cell>
          <table:table-cell table:style-name="Tablo4.B2" office:value-type="string">
            <text:p text:style-name="Table_20_Contents">The Gimp</text:p>
          </table:table-cell>
        </table:table-row>
        <table:table-row>
          <table:table-cell table:style-name="Tablo4.A2" office:value-type="string">
            <text:p text:style-name="Table_20_Contents">Adobe Illustrator, Corel Draw, Freehand, AutoSketch ...</text:p>
          </table:table-cell>
          <table:table-cell table:style-name="Tablo4.B2" office:value-type="string">
            <text:p text:style-name="Table_20_Contents">OpenOffice Draw, Impress, Sodipodi</text:p>
          </table:table-cell>
        </table:table-row>
        <table:table-row>
          <table:table-cell table:style-name="Tablo4.A2" office:value-type="string">
            <text:p text:style-name="Table_20_Contents">Flash Player</text:p>
          </table:table-cell>
          <table:table-cell table:style-name="Tablo4.B2" office:value-type="string">
            <text:p text:style-name="Table_20_Contents">SWF Macromedia Flash Player, Flash Player</text:p>
          </table:table-cell>
        </table:table-row>
        <table:table-row>
          <table:table-cell table:style-name="Tablo4.A2" office:value-type="string">
            <text:p text:style-name="Table_20_Contents">Macromedia Flash</text:p>
          </table:table-cell>
          <table:table-cell table:style-name="Tablo4.B2" office:value-type="string">
            <text:p text:style-name="Table_20_Contents">Macromedia Flash, DrawSWF</text:p>
          </table:table-cell>
        </table:table-row>
        <table:table-row>
          <table:table-cell table:style-name="Tablo4.A2" office:value-type="string">
            <text:p text:style-name="Table_20_Contents">PrintScreen</text:p>
          </table:table-cell>
          <table:table-cell table:style-name="Tablo4.B2" office:value-type="string">
            <text:p text:style-name="Table_20_Contents">Ksnapshot, The Gimp, XawTV</text:p>
          </table:table-cell>
        </table:table-row>
        <table:table-row>
          <table:table-cell table:style-name="Tablo4.A2" office:value-type="string">
            <text:p text:style-name="Table_20_Contents">Polaroid Drivers</text:p>
          </table:table-cell>
          <table:table-cell table:style-name="Tablo4.B2" office:value-type="string">
            <text:p text:style-name="Table_20_Contents">Digikam</text:p>
          </table:table-cell>
        </table:table-row>
        <table:table-row>
          <table:table-cell table:style-name="Tablo4.A2" office:value-type="string">
            <text:p text:style-name="Table_20_Contents">Recognita, FineReader</text:p>
          </table:table-cell>
          <table:table-cell table:style-name="Tablo4.B2" office:value-type="string">
            <text:p text:style-name="Table_20_Contents">Kooka</text:p>
          </table:table-cell>
        </table:table-row>
      </table:table>
      <text:p text:style-name="Standard"/>
      <text:p text:style-name="Standard"/>
      <text:h text:style-name="P8" text:outline-level="1">İnternet Programları</text:h>
      <text:p text:style-name="Standard"/>
      <table:table table:name="Tablo6" table:style-name="Tablo6">
        <table:table-column table:style-name="Tablo6.A" table:number-columns-repeated="2"/>
        <table:table-header-rows>
          <table:table-row>
            <table:table-cell table:style-name="Tablo6.A1" office:value-type="string">
              <text:p text:style-name="P3">Windows Uygulamaları</text:p>
            </table:table-cell>
            <table:table-cell table:style-name="Tablo6.B1" office:value-type="string">
              <text:p text:style-name="P3">Linux Karşılığı</text:p>
            </table:table-cell>
          </table:table-row>
        </table:table-header-rows>
        <table:table-row>
          <table:table-cell table:style-name="Tablo6.A2" office:value-type="string">
            <text:p text:style-name="P5">Internet Explorer, Netscape, Mozilla ...</text:p>
          </table:table-cell>
          <table:table-cell table:style-name="Tablo6.B2" office:value-type="string">
            <text:p text:style-name="P5">Mozilla Firefox, Konqueror</text:p>
          </table:table-cell>
        </table:table-row>
        <table:table-row>
          <table:table-cell table:style-name="Tablo6.A2" office:value-type="string">
            <text:p text:style-name="P5">Outlook Express, Netscape, Mozilla , The Bat, Eudora, Becky, Datula ...</text:p>
          </table:table-cell>
          <table:table-cell table:style-name="Tablo6.B2" office:value-type="string">
            <text:p text:style-name="P5">Mozilla Thunderbird, Kontact, KMail</text:p>
          </table:table-cell>
        </table:table-row>
        <table:table-row>
          <table:table-cell table:style-name="Tablo6.A2" office:value-type="string">
            <text:p text:style-name="Table_20_Contents">Outlook</text:p>
          </table:table-cell>
          <table:table-cell table:style-name="Tablo6.B2" office:value-type="string">
            <text:p text:style-name="P5">Kontact, Knode, aKregator</text:p>
          </table:table-cell>
        </table:table-row>
        <table:table-row>
          <table:table-cell table:style-name="Tablo6.A2" office:value-type="string">
            <text:p text:style-name="Table_20_Contents">Flashget, Go!zilla, Reget, Getright, DAP, Mass Downloader ...</text:p>
          </table:table-cell>
          <table:table-cell table:style-name="Tablo6.B2" office:value-type="string">
            <text:p text:style-name="Table_20_Contents">Kget, Wget </text:p>
          </table:table-cell>
        </table:table-row>
        <table:table-row>
          <table:table-cell table:style-name="Tablo6.A2" office:value-type="string">
            <text:p text:style-name="Table_20_Contents">MSN Messanger, ICQ Lite, ICQ Corp, Yahoo, AIM, Miranda, mIRC ...</text:p>
          </table:table-cell>
          <table:table-cell table:style-name="Tablo6.B2" office:value-type="string">
            <text:p text:style-name="Table_20_Contents">Kopete, Konversation</text:p>
          </table:table-cell>
        </table:table-row>
        <table:table-row>
          <table:table-cell table:style-name="Tablo6.A2" office:value-type="string">
            <text:p text:style-name="Table_20_Contents">Çevirmeli Ağ Bağlantısı, Vdialer, etc ...</text:p>
          </table:table-cell>
          <table:table-cell table:style-name="Tablo6.B2" office:value-type="string">
            <text:p text:style-name="Table_20_Contents">KPPP</text:p>
          </table:table-cell>
        </table:table-row>
        <table:table-row>
          <table:table-cell table:style-name="Tablo6.A2" office:value-type="string">
            <text:p text:style-name="Table_20_Contents">NetMeeting</text:p>
          </table:table-cell>
          <table:table-cell table:style-name="Tablo6.B2" office:value-type="string">
            <text:p text:style-name="Table_20_Contents">GnomeMeeting</text:p>
          </table:table-cell>
        </table:table-row>
      </table:table>
      <text:p text:style-name="Standard"/>
      <text:p text:style-name="Standard"/>
      <text:h text:style-name="P9" text:outline-level="1">Diğer Uygulamalar<text:span text:style-name="T3">(?)</text:span></text:h>
      <text:p text:style-name="Standard"/>
      <table:table table:name="Tablo7" table:style-name="Tablo7">
        <table:table-column table:style-name="Tablo7.A" table:number-columns-repeated="2"/>
        <table:table-header-rows>
          <table:table-row>
            <table:table-cell table:style-name="Tablo7.A1" office:value-type="string">
              <text:p text:style-name="P3">Windows Uygulaması</text:p>
            </table:table-cell>
            <table:table-cell table:style-name="Tablo7.B1" office:value-type="string">
              <text:p text:style-name="P3">Linux Karşılığı</text:p>
            </table:table-cell>
          </table:table-row>
        </table:table-header-rows>
        <table:table-row>
          <table:table-cell table:style-name="Tablo7.A2" office:value-type="string">
            <text:p text:style-name="Table_20_Contents">WinZip, WinRar, WinACE, UltimateZip ...</text:p>
          </table:table-cell>
          <table:table-cell table:style-name="Tablo7.B2" office:value-type="string">
            <text:p text:style-name="Table_20_Contents">Ark</text:p>
          </table:table-cell>
        </table:table-row>
        <table:table-row>
          <table:table-cell table:style-name="Tablo7.A2" office:value-type="string">
            <text:p text:style-name="Table_20_Contents">Hesap Makinesi</text:p>
          </table:table-cell>
          <table:table-cell table:style-name="Tablo7.B2" office:value-type="string">
            <text:p text:style-name="Table_20_Contents">Hesap Makinesi</text:p>
          </table:table-cell>
        </table:table-row>
        <table:table-row>
          <table:table-cell table:style-name="Tablo7.A2" office:value-type="string">
            <text:p text:style-name="Table_20_Contents">Büyüteç</text:p>
          </table:table-cell>
          <table:table-cell table:style-name="Tablo7.B2" office:value-type="string">
            <text:p text:style-name="Table_20_Contents">Büyüteç</text:p>
          </table:table-cell>
        </table:table-row>
        <table:table-row>
          <table:table-cell table:style-name="Tablo7.A2" office:value-type="string">
            <text:p text:style-name="Table_20_Contents">Fare Ayarı</text:p>
          </table:table-cell>
          <table:table-cell table:style-name="Tablo7.B2" office:value-type="string">
            <text:p text:style-name="Table_20_Contents">Fare Aracı</text:p>
          </table:table-cell>
        </table:table-row>
        <table:table-row>
          <table:table-cell table:style-name="Tablo7.A2" office:value-type="string">
            <text:p text:style-name="Table_20_Contents">Palm Desktop</text:p>
          </table:table-cell>
          <table:table-cell table:style-name="Tablo7.B2" office:value-type="string">
            <text:p text:style-name="Table_20_Contents">KPilot</text:p>
          </table:table-cell>
        </table:table-row>
        <table:table-row>
          <table:table-cell table:style-name="Tablo7.A2" office:value-type="string">
            <text:p text:style-name="Table_20_Contents">Disket Biçimlendirici</text:p>
          </table:table-cell>
          <table:table-cell table:style-name="Tablo7.B2" office:value-type="string">
            <text:p text:style-name="Table_20_Contents">Disket Biçimlendirici</text:p>
          </table:table-cell>
        </table:table-row>
        <table:table-row>
          <table:table-cell table:style-name="Tablo7.A2" office:value-type="string">
            <text:p text:style-name="Table_20_Contents">Komut İstemcisi</text:p>
          </table:table-cell>
          <table:table-cell table:style-name="Tablo7.B2" office:value-type="string">
            <text:p text:style-name="Table_20_Contents">Konso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adornments="Norma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Bitstream Vera Sans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>
      <style:paragraph-properties fo:margin-left="0cm" fo:margin-right="0cm" fo:text-indent="0cm" style:auto-text-indent="false" fo:padding="0cm" fo:border-left="none" fo:border-right="none" fo:border-top="none" fo:border-bottom="0.002cm solid #4c4c4c" style:shadow="none"/>
      <style:text-properties style:font-name="Bitstream Vera Sans1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Standard" style:class="text">
      <style:paragraph-properties fo:margin-left="0cm" fo:margin-right="0cm" fo:text-indent="0cm" style:auto-text-indent="false" fo:padding="0cm" fo:border-left="none" fo:border-right="none" fo:border-top="none" fo:border-bottom="0.002cm solid #4c4c4c" style:shadow="none"/>
      <style:text-properties style:font-name="Bitstream Vera Sans2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Standard" style:class="text">
      <style:paragraph-properties fo:margin-left="0cm" fo:margin-right="0cm" fo:text-indent="0cm" style:auto-text-indent="false" fo:background-color="transparent" style:shadow="none">
        <style:tab-stops/>
        <style:background-image/>
      </style:paragraph-properties>
      <style:text-properties style:font-name="Bitstream Vera Sans1" fo:font-size="12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able_20_Contents" style:display-name="Table Contents" style:family="paragraph" style:parent-style-name="Text_20_body" style:class="extra">
      <style:paragraph-properties fo:line-height="100%" text:number-lines="false" text:line-number="0"/>
      <style:text-properties fo:font-size="10pt" fo:font-weight="normal" style:font-size-asian="12pt" style:font-weight-asian="bold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8-04T22:16:50</meta:creation-date>
    <dc:date>2005-08-17T00:15:05</dc:date>
    <dc:language>tr-TR</dc:language>
    <meta:editing-cycles>18</meta:editing-cycles>
    <meta:editing-duration>PT2H42M29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93" meta:word-count="287" meta:character-count="2331"/>
  </office:meta>
</office:document-meta>
</file>